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master" table:style-name="ta1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ergil 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gilheng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2017-03-26T20:23:21Z</meta:creation-date>
    <dc:date>2017-03-27T00:31:56.548440000</dc:date>
    <meta:editing-cycles>7</meta:editing-cycles>
    <meta:editing-duration>PT3M12S</meta:editing-duration>
    <meta:document-statistic meta:table-count="2" meta:cell-count="18" meta:object-count="0"/>
  </office:meta>
</office:document-meta>
</file>